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Liberation Serif" fo:font-size="12pt" fo:font-weight="normal" officeooo:rsid="00262ea8" officeooo:paragraph-rsid="00262ea8" fo:background-color="transparent"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use-window-font-color="true" style:font-name="Liberation Serif" fo:font-size="12pt" fo:font-weight="normal" officeooo:rsid="00456216" officeooo:paragraph-rsid="00456216" fo:background-color="transparent"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35552e" officeooo:paragraph-rsid="0035552e"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5de6b" officeooo:paragraph-rsid="0025de6b" style:font-size-asian="12pt" style:font-weight-asian="bold" style:font-size-complex="12pt" style:font-weight-complex="bold"/>
    </style:style>
    <style:style style:name="P5"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285b94" officeooo:paragraph-rsid="004a6e3c" style:font-size-asian="12pt" style:font-weight-asian="bold" style:font-size-complex="12pt" style:font-weight-complex="bold"/>
    </style:style>
    <style:style style:name="P6" style:family="paragraph" style:parent-style-name="Standard">
      <style:paragraph-properties fo:text-align="justify" style:justify-single-word="false"/>
      <style:text-properties fo:color="#0000ff" style:font-name="Liberation Serif" fo:font-size="12pt" officeooo:rsid="0041df08" officeooo:paragraph-rsid="0041df08" style:font-size-asian="12pt" style:font-size-complex="12pt"/>
    </style:style>
    <style:style style:name="P7" style:family="paragraph" style:parent-style-name="Standard">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iberation Serif" fo:font-size="12pt" style:text-underline-style="none" fo:font-weight="normal" officeooo:rsid="00490b97" officeooo:paragraph-rsid="00490b97"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iberation Serif" fo:font-size="12pt" style:text-underline-style="none" fo:font-weight="normal" officeooo:rsid="00262ea8" officeooo:paragraph-rsid="00262ea8"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style:text-underline-style="none" fo:font-weight="normal" officeooo:rsid="0020c6b9" officeooo:paragraph-rsid="0020c6b9"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style:text-underline-style="none" fo:font-weight="normal" officeooo:rsid="004c3628" officeooo:paragraph-rsid="004c3628"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Liberation Serif" fo:font-size="12pt" style:text-underline-style="none" fo:font-weight="normal" officeooo:rsid="004ff6b7" officeooo:paragraph-rsid="004ff6b7"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Liberation Serif" fo:font-size="12pt" officeooo:rsid="00088d7d" officeooo:paragraph-rsid="00088d7d" style:font-size-asian="12pt" style:font-size-complex="12pt"/>
    </style:style>
    <style:style style:name="P14" style:family="paragraph" style:parent-style-name="Standard">
      <style:paragraph-properties fo:text-align="justify" style:justify-single-word="false"/>
      <style:text-properties style:font-name="Liberation Serif" fo:font-size="12pt" officeooo:rsid="000aa43d" officeooo:paragraph-rsid="000aa43d" style:font-size-asian="12pt" style:font-size-complex="12pt"/>
    </style:style>
    <style:style style:name="P15" style:family="paragraph" style:parent-style-name="Standard">
      <style:paragraph-properties fo:text-align="justify" style:justify-single-word="false"/>
      <style:text-properties style:font-name="Liberation Serif" fo:font-size="12pt" officeooo:rsid="000aa43d" officeooo:paragraph-rsid="0016342f" style:font-size-asian="12pt" style:font-size-complex="12pt"/>
    </style:style>
    <style:style style:name="P16" style:family="paragraph" style:parent-style-name="Standard">
      <style:paragraph-properties fo:text-align="justify" style:justify-single-word="false"/>
      <style:text-properties style:font-name="Liberation Serif" fo:font-size="12pt" officeooo:rsid="000aa43d" officeooo:paragraph-rsid="0013300d" style:font-size-asian="12pt" style:font-size-complex="12pt"/>
    </style:style>
    <style:style style:name="P17" style:family="paragraph" style:parent-style-name="Standard">
      <style:paragraph-properties fo:text-align="justify" style:justify-single-word="false"/>
      <style:text-properties style:font-name="Liberation Serif" fo:font-size="12pt" officeooo:rsid="000aa43d" officeooo:paragraph-rsid="0017889b" style:font-size-asian="12pt" style:font-size-complex="12pt"/>
    </style:style>
    <style:style style:name="P18" style:family="paragraph" style:parent-style-name="Standard">
      <style:paragraph-properties fo:text-align="justify" style:justify-single-word="false"/>
      <style:text-properties style:font-name="Liberation Serif" fo:font-size="12pt" officeooo:rsid="000aa43d" officeooo:paragraph-rsid="0014b30f" style:font-size-asian="12pt" style:font-size-complex="12pt"/>
    </style:style>
    <style:style style:name="P19" style:family="paragraph" style:parent-style-name="Standard">
      <style:paragraph-properties fo:text-align="justify" style:justify-single-word="false"/>
      <style:text-properties style:font-name="Liberation Serif" fo:font-size="12pt" officeooo:rsid="0025de6b" officeooo:paragraph-rsid="0025de6b" style:font-size-asian="12pt" style:font-size-complex="12pt"/>
    </style:style>
    <style:style style:name="P20" style:family="paragraph" style:parent-style-name="Standard">
      <style:paragraph-properties fo:text-align="justify" style:justify-single-word="false"/>
      <style:text-properties style:font-name="Liberation Serif" fo:font-size="12pt" officeooo:rsid="0031d76e" officeooo:paragraph-rsid="0043a288" style:font-size-asian="12pt" style:font-size-complex="12pt"/>
    </style:style>
    <style:style style:name="P21" style:family="paragraph" style:parent-style-name="Standard">
      <style:paragraph-properties fo:text-align="justify" style:justify-single-word="false"/>
      <style:text-properties style:font-name="Liberation Serif" fo:font-size="12pt" officeooo:rsid="0031d76e" officeooo:paragraph-rsid="0020c6b9" style:font-size-asian="12pt" style:font-size-complex="12pt"/>
    </style:style>
    <style:style style:name="P22" style:family="paragraph" style:parent-style-name="Standard">
      <style:paragraph-properties fo:text-align="justify" style:justify-single-word="false"/>
      <style:text-properties style:font-name="Liberation Serif" fo:font-size="12pt" officeooo:rsid="0041df08" officeooo:paragraph-rsid="0041df08" style:font-size-asian="12pt" style:font-size-complex="12pt"/>
    </style:style>
    <style:style style:name="P23" style:family="paragraph" style:parent-style-name="Standard">
      <style:paragraph-properties fo:text-align="justify" style:justify-single-word="false"/>
      <style:text-properties style:font-name="Liberation Serif" fo:font-size="12pt" officeooo:rsid="00430cad" officeooo:paragraph-rsid="00430cad" style:font-size-asian="12pt" style:font-size-complex="12pt"/>
    </style:style>
    <style:style style:name="P24" style:family="paragraph" style:parent-style-name="Standard">
      <style:paragraph-properties fo:text-align="justify" style:justify-single-word="false"/>
      <style:text-properties style:font-name="Liberation Serif" fo:font-size="12pt" officeooo:rsid="003c1879" officeooo:paragraph-rsid="0043a288" style:font-size-asian="12pt" style:font-size-complex="12pt"/>
    </style:style>
    <style:style style:name="P25" style:family="paragraph" style:parent-style-name="Standard">
      <style:paragraph-properties fo:text-align="justify" style:justify-single-word="false"/>
      <style:text-properties style:font-name="Liberation Serif" fo:font-size="12pt" officeooo:paragraph-rsid="002703df" style:font-size-asian="12pt" style:font-size-complex="12pt"/>
    </style:style>
    <style:style style:name="P26" style:family="paragraph" style:parent-style-name="Standard">
      <style:paragraph-properties fo:text-align="justify" style:justify-single-word="false"/>
      <style:text-properties style:font-name="Liberation Serif" fo:font-size="12pt" officeooo:rsid="0052f182" officeooo:paragraph-rsid="0052f182" style:font-size-asian="12pt" style:font-size-complex="12pt"/>
    </style:style>
    <style:style style:name="P27" style:family="paragraph" style:parent-style-name="Standard">
      <style:paragraph-properties fo:text-align="justify" style:justify-single-word="false"/>
      <style:text-properties style:font-name="Liberation Serif" fo:font-size="12pt" officeooo:rsid="00445b37" officeooo:paragraph-rsid="00456216" style:font-size-asian="12pt" style:font-size-complex="12pt"/>
    </style:style>
    <style:style style:name="P28" style:family="paragraph" style:parent-style-name="Standard">
      <style:paragraph-properties fo:text-align="justify" style:justify-single-word="false"/>
      <style:text-properties fo:color="#0066ff" style:font-name="Liberation Serif" fo:font-size="12pt" style:text-underline-style="solid" style:text-underline-width="auto" style:text-underline-color="font-color" fo:font-weight="bold" officeooo:rsid="004ff6b7" officeooo:paragraph-rsid="004ff6b7" style:font-size-asian="12pt" style:font-weight-asian="bold" style:font-size-complex="12pt" style:font-weight-complex="bold"/>
    </style:style>
    <style:style style:name="P29" style:family="paragraph" style:parent-style-name="Prezentace_25_20EN2_7e_LT_7e_Gliederung_20_1">
      <style:paragraph-properties fo:text-align="justify" style:justify-single-word="false"/>
      <style:text-properties fo:color="#000000" style:font-name="Liberation Serif" fo:font-size="12pt" style:text-underline-style="none" fo:font-weight="normal" officeooo:rsid="00456216" officeooo:paragraph-rsid="0045621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use-window-font-color="true" style:font-name="Liberation Serif" fo:font-size="12pt" fo:font-weight="normal" officeooo:rsid="00456216" officeooo:paragraph-rsid="0060eae6" fo:background-color="transparent"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use-window-font-color="true" style:font-name="Liberation Serif" fo:font-size="12pt" fo:font-weight="normal" officeooo:rsid="00285b94" officeooo:paragraph-rsid="0036333b" fo:background-color="transparent" style:font-size-asian="12pt" style:font-weight-asian="normal" style:font-size-complex="12pt" style:font-weight-complex="normal"/>
    </style:style>
    <style:style style:name="P32" style:family="paragraph" style:parent-style-name="Standard" style:list-style-name="L1">
      <style:paragraph-properties fo:text-align="justify" style:justify-single-word="false"/>
      <style:text-properties officeooo:paragraph-rsid="0060eae6"/>
    </style:style>
    <style:style style:name="P33" style:family="paragraph" style:parent-style-name="Standard">
      <style:paragraph-properties fo:text-align="start" style:justify-single-word="false"/>
      <style:text-properties officeooo:paragraph-rsid="0060eae6"/>
    </style:style>
    <style:style style:name="P34" style:family="paragraph" style:parent-style-name="Standard">
      <style:paragraph-properties fo:text-align="start" style:justify-single-word="false"/>
      <style:text-properties officeooo:rsid="0065fd87" officeooo:paragraph-rsid="0065fd87"/>
    </style:style>
    <style:style style:name="P35" style:family="paragraph" style:parent-style-name="Standard">
      <style:paragraph-properties fo:text-align="justify" style:justify-single-word="false"/>
      <style:text-properties style:font-name="Liberation Serif" fo:font-size="12pt" officeooo:rsid="0067375f" officeooo:paragraph-rsid="0067375f" style:font-size-asian="12pt" style:font-size-complex="12pt"/>
    </style:style>
    <style:style style:name="P36" style:family="paragraph" style:parent-style-name="Standard" style:list-style-name="L3">
      <style:paragraph-properties fo:text-align="justify" style:justify-single-word="false"/>
      <style:text-properties style:font-name="Liberation Serif" fo:font-size="12pt" officeooo:rsid="0067375f" officeooo:paragraph-rsid="006aabb0" style:font-size-asian="12pt" style:font-size-complex="12pt"/>
    </style:style>
    <style:style style:name="P37" style:family="paragraph" style:parent-style-name="Standard">
      <style:paragraph-properties fo:text-align="justify" style:justify-single-word="false"/>
      <style:text-properties style:font-name="Liberation Serif" fo:font-size="12pt" officeooo:paragraph-rsid="0067375f" style:font-size-asian="12pt" style:font-size-complex="12pt"/>
    </style:style>
    <style:style style:name="P38" style:family="paragraph" style:parent-style-name="Standard">
      <style:paragraph-properties fo:text-align="justify" style:justify-single-word="false"/>
      <style:text-properties style:font-name="Liberation Serif" fo:font-size="12pt" officeooo:paragraph-rsid="006aabb0" style:font-size-asian="12pt" style:font-size-complex="12pt"/>
    </style:style>
    <style:style style:name="P39" style:family="paragraph" style:parent-style-name="Standard">
      <style:paragraph-properties fo:text-align="justify" style:justify-single-word="false"/>
      <style:text-properties style:font-name="Liberation Serif" fo:font-size="12pt" officeooo:paragraph-rsid="00285b94" style:font-size-asian="12pt" style:font-size-complex="12pt"/>
    </style:style>
    <style:style style:name="P40" style:family="paragraph" style:parent-style-name="Standard">
      <style:paragraph-properties fo:text-align="justify" style:justify-single-word="false"/>
      <style:text-properties style:font-name="Liberation Serif" fo:font-size="12pt" officeooo:rsid="0025de6b" officeooo:paragraph-rsid="0025de6b" style:font-size-asian="12pt" style:font-size-complex="12pt"/>
    </style:style>
    <style:style style:name="P41" style:family="paragraph" style:parent-style-name="Standard">
      <style:paragraph-properties fo:text-align="justify" style:justify-single-word="false"/>
      <style:text-properties style:font-name="Liberation Serif" fo:font-size="12pt" officeooo:rsid="0031d76e" officeooo:paragraph-rsid="0024eeb6" style:font-size-asian="12pt" style:font-size-complex="12pt"/>
    </style:style>
    <style:style style:name="P42" style:family="paragraph" style:parent-style-name="Standard">
      <style:paragraph-properties fo:text-align="justify" style:justify-single-word="false"/>
      <style:text-properties style:font-name="Liberation Serif" fo:font-size="12pt" fo:font-weight="bold" officeooo:rsid="0020c6b9" officeooo:paragraph-rsid="000aa43d" style:font-size-asian="12pt" style:font-weight-asian="bold" style:font-size-complex="12pt" style:font-weight-complex="bold"/>
    </style:style>
    <style:style style:name="P43" style:family="paragraph" style:parent-style-name="Standard">
      <style:paragraph-properties fo:text-align="justify" style:justify-single-word="false"/>
      <style:text-properties fo:color="#000000" style:font-name="Liberation Serif" fo:font-size="12pt" style:text-underline-style="none" fo:font-weight="normal" officeooo:rsid="00262ea8" officeooo:paragraph-rsid="00262ea8" style:font-size-asian="12pt" style:font-weight-asian="normal" style:font-size-complex="12pt" style:font-weight-complex="normal"/>
    </style:style>
    <style:style style:name="P44" style:family="paragraph" style:parent-style-name="Standard" style:list-style-name="L4">
      <style:paragraph-properties fo:text-align="justify" style:justify-single-word="false"/>
      <style:text-properties fo:color="#000000" style:font-name="Liberation Serif" fo:font-size="12pt" style:text-underline-style="none" fo:font-weight="normal" officeooo:rsid="00262ea8" officeooo:paragraph-rsid="006aabb0" style:font-size-asian="12pt" style:font-weight-asian="normal" style:font-size-complex="12pt" style:font-weight-complex="normal"/>
    </style:style>
    <style:style style:name="P45" style:family="paragraph" style:parent-style-name="Standard" style:list-style-name="L3">
      <style:paragraph-properties fo:text-align="justify" style:justify-single-word="false"/>
      <style:text-properties fo:color="#000000" style:font-name="Liberation Serif" fo:font-size="12pt" fo:font-weight="bold" officeooo:rsid="0067375f" officeooo:paragraph-rsid="0067375f" style:font-size-asian="12pt" style:font-weight-asian="bold" style:font-size-complex="12pt" style:font-weight-complex="bold"/>
    </style:style>
    <style:style style:name="P46" style:family="paragraph" style:parent-style-name="Standard" style:list-style-name="L2">
      <style:paragraph-properties fo:text-align="justify" style:justify-single-word="false"/>
      <style:text-properties fo:color="#000000" fo:font-weight="bold" officeooo:paragraph-rsid="0067375f" style:font-weight-asian="bold" style:font-weight-complex="bold"/>
    </style:style>
    <style:style style:name="P47" style:family="paragraph" style:parent-style-name="Standard">
      <style:paragraph-properties fo:text-align="justify" style:justify-single-word="false"/>
      <style:text-properties fo:color="#3333ff" style:font-name="Liberation Serif" fo:font-size="12pt" style:text-underline-style="solid" style:text-underline-width="auto" style:text-underline-color="font-color" fo:font-weight="bold" officeooo:rsid="00262ea8" officeooo:paragraph-rsid="00262ea8" fo:background-color="transparent"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490b97" officeooo:paragraph-rsid="00285b94"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color="#0000ff" style:font-name="Liberation Serif" fo:font-size="12pt" style:text-underline-style="solid" style:text-underline-width="auto" style:text-underline-color="font-color" fo:font-weight="bold" officeooo:rsid="006c020e" officeooo:paragraph-rsid="006c020e" style:font-size-asian="12pt" style:font-weight-asian="bold" style:font-size-complex="12pt" style:font-weight-complex="bold"/>
    </style:style>
    <style:style style:name="T1" style:family="text">
      <style:text-properties officeooo:rsid="0009254d"/>
    </style:style>
    <style:style style:name="T2" style:family="text">
      <style:text-properties officeooo:rsid="000bfa18"/>
    </style:style>
    <style:style style:name="T3" style:family="text">
      <style:text-properties officeooo:rsid="000d4881"/>
    </style:style>
    <style:style style:name="T4" style:family="text">
      <style:text-properties officeooo:rsid="0016a231"/>
    </style:style>
    <style:style style:name="T5" style:family="text">
      <style:text-properties officeooo:rsid="0016a2f6"/>
    </style:style>
    <style:style style:name="T6" style:family="text">
      <style:text-properties officeooo:rsid="0017889b"/>
    </style:style>
    <style:style style:name="T7" style:family="text">
      <style:text-properties officeooo:rsid="002703df"/>
    </style:style>
    <style:style style:name="T8" style:family="text">
      <style:text-properties fo:color="#0000ff"/>
    </style:style>
    <style:style style:name="T9" style:family="text">
      <style:text-properties fo:color="#0000ff" fo:font-weight="bold" style:font-weight-asian="bold" style:font-weight-complex="bold"/>
    </style:style>
    <style:style style:name="T10" style:family="text">
      <style:text-properties fo:color="#0000ff" fo:font-weight="bold" officeooo:rsid="002703df" style:font-weight-asian="bold" style:font-weight-complex="bold"/>
    </style:style>
    <style:style style:name="T11" style:family="text">
      <style:text-properties fo:color="#0000ff" style:font-name="Liberation Serif" fo:font-size="12pt" fo:font-weight="bold" officeooo:rsid="002703df" style:font-size-asian="12pt" style:font-weight-asian="bold" style:font-size-complex="12pt" style:font-weight-complex="bold"/>
    </style:style>
    <style:style style:name="T12" style:family="text">
      <style:text-properties fo:color="#0000ff" style:font-name="Liberation Serif" fo:font-size="12pt" officeooo:rsid="002703df" style:font-size-asian="12pt" style:font-size-complex="12pt"/>
    </style:style>
    <style:style style:name="T13" style:family="text">
      <style:text-properties fo:color="#0000ff" officeooo:rsid="002703df"/>
    </style:style>
    <style:style style:name="T14" style:family="text">
      <style:text-properties fo:color="#0000ff" style:text-underline-style="solid" style:text-underline-width="auto" style:text-underline-color="font-color" fo:font-weight="bold" style:font-weight-asian="bold" style:font-weight-complex="bold"/>
    </style:style>
    <style:style style:name="T15" style:family="text">
      <style:text-properties fo:color="#0000ff" style:text-underline-style="solid" style:text-underline-width="auto" style:text-underline-color="font-color" fo:font-weight="bold" officeooo:rsid="00285b94" style:font-weight-asian="bold" style:font-weight-complex="bold"/>
    </style:style>
    <style:style style:name="T16" style:family="text">
      <style:text-properties fo:color="#0000ff" style:text-underline-style="solid" style:text-underline-width="auto" style:text-underline-color="font-color" fo:font-weight="bold" officeooo:rsid="002cfa6c" style:font-weight-asian="bold" style:font-weight-complex="bold"/>
    </style:style>
    <style:style style:name="T17" style:family="text">
      <style:text-properties officeooo:rsid="00285b94"/>
    </style:style>
    <style:style style:name="T18" style:family="text">
      <style:text-properties officeooo:rsid="002cfa6c"/>
    </style:style>
    <style:style style:name="T19" style:family="text">
      <style:text-properties officeooo:rsid="00314449"/>
    </style:style>
    <style:style style:name="T20" style:family="text">
      <style:text-properties style:use-window-font-color="true" fo:font-weight="normal" fo:background-color="transparent" loext:char-shading-value="0" style:font-weight-asian="normal" style:font-weight-complex="normal"/>
    </style:style>
    <style:style style:name="T21" style:family="text">
      <style:text-properties style:use-window-font-color="true" fo:font-weight="normal" officeooo:rsid="00339705" fo:background-color="transparent" loext:char-shading-value="0" style:font-weight-asian="normal" style:font-weight-complex="normal"/>
    </style:style>
    <style:style style:name="T22" style:family="text">
      <style:text-properties style:use-window-font-color="true" fo:font-weight="normal" officeooo:rsid="00285b94" fo:background-color="transparent" loext:char-shading-value="0" style:font-weight-asian="normal" style:font-weight-complex="normal"/>
    </style:style>
    <style:style style:name="T23" style:family="text">
      <style:text-properties style:use-window-font-color="true" fo:font-weight="normal" officeooo:rsid="004050bf" fo:background-color="transparent" loext:char-shading-value="0" style:font-weight-asian="normal" style:font-weight-complex="normal"/>
    </style:style>
    <style:style style:name="T24" style:family="text">
      <style:text-properties style:use-window-font-color="true" fo:font-weight="normal" officeooo:rsid="0031d76e" fo:background-color="transparent" loext:char-shading-value="0" style:font-weight-asian="normal" style:font-weight-complex="normal"/>
    </style:style>
    <style:style style:name="T25" style:family="text">
      <style:text-properties style:use-window-font-color="true" fo:font-weight="normal" officeooo:rsid="0047a60e" fo:background-color="transparent" loext:char-shading-value="0" style:font-weight-asian="normal" style:font-weight-complex="normal"/>
    </style:style>
    <style:style style:name="T26" style:family="text">
      <style:text-properties style:use-window-font-color="true" fo:font-weight="normal" officeooo:rsid="0050ab3d" fo:background-color="transparent" loext:char-shading-value="0" style:font-weight-asian="normal" style:font-weight-complex="normal"/>
    </style:style>
    <style:style style:name="T27" style:family="text">
      <style:text-properties style:use-window-font-color="true" fo:font-weight="normal" officeooo:rsid="005717cf" fo:background-color="transparent" loext:char-shading-value="0" style:font-weight-asian="normal" style:font-weight-complex="normal"/>
    </style:style>
    <style:style style:name="T28" style:family="text">
      <style:text-properties style:use-window-font-color="true" fo:font-weight="normal" officeooo:rsid="0064fb7a" fo:background-color="transparent" loext:char-shading-value="0" style:font-weight-asian="normal" style:font-weight-complex="normal"/>
    </style:style>
    <style:style style:name="T29" style:family="text">
      <style:text-properties style:use-window-font-color="true" style:font-name="Liberation Serif" fo:font-size="12pt" fo:font-weight="normal" fo:background-color="transparent" loext:char-shading-value="0" style:font-size-asian="12pt" style:font-weight-asian="normal" style:font-size-complex="12pt" style:font-weight-complex="normal"/>
    </style:style>
    <style:style style:name="T30" style:family="text">
      <style:text-properties style:use-window-font-color="true" style:font-name="Liberation Serif" fo:font-size="12pt" fo:font-weight="normal" officeooo:rsid="0039e6fc" fo:background-color="transparent" loext:char-shading-value="0" style:font-size-asian="12pt" style:font-weight-asian="normal" style:font-size-complex="12pt" style:font-weight-complex="normal"/>
    </style:style>
    <style:style style:name="T31" style:family="text">
      <style:text-properties style:use-window-font-color="true" style:font-name="Liberation Serif" fo:font-size="12pt" fo:font-weight="normal" officeooo:rsid="0060eae6" fo:background-color="transparent" loext:char-shading-value="0" style:font-size-asian="12pt" style:font-weight-asian="normal" style:font-size-complex="12pt" style:font-weight-complex="normal"/>
    </style:style>
    <style:style style:name="T32" style:family="text">
      <style:text-properties style:use-window-font-color="true" style:font-name="Liberation Serif" fo:font-size="12pt" fo:font-weight="normal" officeooo:rsid="006229b8" fo:background-color="transparent" loext:char-shading-value="0" style:font-size-asian="12pt" style:font-weight-asian="normal" style:font-size-complex="12pt" style:font-weight-complex="normal"/>
    </style:style>
    <style:style style:name="T33" style:family="text">
      <style:text-properties style:use-window-font-color="true" style:font-name="Liberation Serif" fo:font-size="12pt" fo:font-weight="normal" officeooo:rsid="00637890" fo:background-color="transparent" loext:char-shading-value="0" style:font-size-asian="12pt" style:font-weight-asian="normal" style:font-size-complex="12pt" style:font-weight-complex="normal"/>
    </style:style>
    <style:style style:name="T34" style:family="text">
      <style:text-properties style:use-window-font-color="true" style:font-name="Liberation Serif" fo:font-size="12pt" fo:font-weight="normal" officeooo:rsid="0065fd87" fo:background-color="transparent" loext:char-shading-value="0" style:font-size-asian="12pt" style:font-weight-asian="normal" style:font-size-complex="12pt" style:font-weight-complex="normal"/>
    </style:style>
    <style:style style:name="T35" style:family="text">
      <style:text-properties style:use-window-font-color="true" style:font-name="Liberation Serif" fo:font-size="12pt" fo:font-weight="normal" officeooo:rsid="004705aa" fo:background-color="transparent" loext:char-shading-value="0" style:font-size-asian="12pt" style:font-weight-asian="normal" style:font-size-complex="12pt" style:font-weight-complex="normal"/>
    </style:style>
    <style:style style:name="T36" style:family="text">
      <style:text-properties style:use-window-font-color="true" style:font-name="Liberation Serif" fo:font-size="12pt" fo:font-weight="normal" officeooo:rsid="0045b9e3" fo:background-color="transparent" loext:char-shading-value="0" style:font-size-asian="12pt" style:font-weight-asian="normal" style:font-size-complex="12pt" style:font-weight-complex="normal"/>
    </style:style>
    <style:style style:name="T37" style:family="text">
      <style:text-properties style:use-window-font-color="true" style:font-name="Liberation Serif" fo:font-size="12pt" fo:font-weight="normal" officeooo:rsid="00456216" fo:background-color="transparent" loext:char-shading-value="0" style:font-size-asian="12pt" style:font-weight-asian="normal" style:font-size-complex="12pt" style:font-weight-complex="normal"/>
    </style:style>
    <style:style style:name="T38" style:family="text">
      <style:text-properties style:use-window-font-color="true" style:font-name="Liberation Serif" fo:font-size="12pt" fo:font-weight="normal" officeooo:rsid="0031d76e" fo:background-color="transparent" loext:char-shading-value="0" style:font-size-asian="12pt" style:font-weight-asian="normal" style:font-size-complex="12pt" style:font-weight-complex="normal"/>
    </style:style>
    <style:style style:name="T39" style:family="text">
      <style:text-properties style:use-window-font-color="true" style:font-name="Liberation Serif" fo:font-size="12pt" fo:font-weight="normal" officeooo:rsid="003f4ce5" fo:background-color="transparent" loext:char-shading-value="0" style:font-size-asian="12pt" style:font-weight-asian="normal" style:font-size-complex="12pt" style:font-weight-complex="normal"/>
    </style:style>
    <style:style style:name="T40" style:family="text">
      <style:text-properties style:use-window-font-color="true" style:font-name="Liberation Serif" fo:font-size="12pt" fo:font-weight="normal" officeooo:rsid="005e4868" fo:background-color="transparent" loext:char-shading-value="0" style:font-size-asian="12pt" style:font-weight-asian="normal" style:font-size-complex="12pt" style:font-weight-complex="normal"/>
    </style:style>
    <style:style style:name="T41" style:family="text">
      <style:text-properties style:use-window-font-color="true" style:font-name="Liberation Serif" fo:font-size="12pt" fo:font-weight="normal" officeooo:rsid="0067375f" fo:background-color="transparent" loext:char-shading-value="0" style:font-size-asian="12pt" style:font-weight-asian="normal" style:font-size-complex="12pt" style:font-weight-complex="normal"/>
    </style:style>
    <style:style style:name="T42" style:family="text">
      <style:text-properties officeooo:rsid="0020c6b9"/>
    </style:style>
    <style:style style:name="T43" style:family="text">
      <style:text-properties officeooo:rsid="0039e6fc"/>
    </style:style>
    <style:style style:name="T44" style:family="text">
      <style:text-properties officeooo:rsid="0045b9e3"/>
    </style:style>
    <style:style style:name="T45" style:family="text">
      <style:text-properties officeooo:rsid="004a6e3c"/>
    </style:style>
    <style:style style:name="T46" style:family="text">
      <style:text-properties officeooo:rsid="004ce86c"/>
    </style:style>
    <style:style style:name="T47" style:family="text">
      <style:text-properties officeooo:rsid="00562c80"/>
    </style:style>
    <style:style style:name="T48" style:family="text">
      <style:text-properties officeooo:rsid="0056c022"/>
    </style:style>
    <style:style style:name="T49" style:family="text">
      <style:text-properties officeooo:rsid="00577b0a"/>
    </style:style>
    <style:style style:name="T50" style:family="text">
      <style:text-properties officeooo:rsid="005913f9"/>
    </style:style>
    <style:style style:name="T51" style:family="text">
      <style:text-properties style:font-name="Liberation Serif" fo:font-size="12pt" style:font-size-asian="12pt" style:font-size-complex="12pt"/>
    </style:style>
    <style:style style:name="T52" style:family="text">
      <style:text-properties style:font-name="Liberation Serif" fo:font-size="12pt" officeooo:rsid="002703df"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ood morning everybody!</text:p>
      <text:p text:style-name="P13"/>
      <text:p text:style-name="P3">Slide 01:</text:p>
      <text:p text:style-name="P3"/>
      <text:p text:style-name="P13">It is a pleasure to be here in front of all of you, to be honest I did not expect this much of people, but <text:s/>let’s see in what way I can handdle this.</text:p>
      <text:p text:style-name="P13"/>
      <text:p text:style-name="P13"><text:span text:style-name="T1">This morning ,</text:span> I will talk about my final project, the tittle is called “Part localization for robotic manipulation”</text:p>
      <text:p text:style-name="P14"/>
      <text:p text:style-name="P19"><text:span text:style-name="T14">Slide 0</text:span><text:span text:style-name="T15">2</text:span><text:span text:style-name="T14">:</text:span></text:p>
      <text:p text:style-name="P19"/>
      <text:p text:style-name="P15"><text:span text:style-name="T2">I think here most of the people are aware that the new </text:span>generation of collaborative robot <text:span text:style-name="T2">working side by side </text:span>with <text:s/>humans <text:span text:style-name="T2">is enevitable</text:span>. <text:span text:style-name="T2">For example: <text:s/>a </text:span>YuMi robot, a dual 7-DOF robot arms designed for precise manipulation of small objects <text:span text:style-name="T2">is already <text:s text:c="2"/>available in the market</text:span>. <text:span text:style-name="T2">But in order to introduce this </text:span>robot in the industry, some methods and sensors systems have to be developed to allow them to <text:span text:style-name="T3">execute a </text:span>task such as grasping a specific object. </text:p>
      <text:p text:style-name="P15"/>
      <text:p text:style-name="P15">If the robot wants to grasp an object, it has to localize the object relative to <text:span text:style-name="T4">itself</text:span>. This is a task of object recognition in computer vision, the art of localizing predefined objects in image sensor data. </text:p>
      <text:p text:style-name="P16"/>
      <text:p text:style-name="P17"><text:span text:style-name="T5">So, we suggest </text:span>a pipeline for<text:span text:style-name="T48"> </text:span>object recognition of a single isolated model in point cloud. The system uses point cloud data generated from a 3D CAD model and describes its characteristics using local feature descriptors. These are then matched with the descriptors of the point cloud data from the scene to find the 6-DoF pose of the model in the robot coordinate frame. This initial pose estimation is then refined by a registration method such as ICP. <text:s text:c="2"/><text:span text:style-name="T6">A</text:span> robot-camera calibration is <text:span text:style-name="T19">a must and it is executed in advance</text:span>.</text:p>
      <text:p text:style-name="P18"/>
      <text:p text:style-name="P17">The contributions of this <text:span text:style-name="T6">individual project </text:span>are as follows: The system uses FPFH (Fast Point Feature Histogram) for describing the local region and a hypothesize-and-test paradigm, <text:span text:style-name="T6">such as </text:span>RANSAC in the matching process. In contrast to several approaches, those whose rely on Point Pair Features as feature descriptors and a geometry hashing, <text:span text:style-name="T6">such as </text:span>voting-scheme <text:span text:style-name="T6">in the </text:span>matching process.</text:p>
      <text:p text:style-name="P17"/>
      <text:p text:style-name="P27">The whole system is based on ROS, since it is a modular designed and offers integration for a large amount of robot and sensor types.</text:p>
      <text:p text:style-name="P42"/>
      <text:p text:style-name="P4">Slide <text:span text:style-name="T17">03</text:span>:</text:p>
      <text:p text:style-name="P4"/>
      <text:p text:style-name="P7">So <text:span text:style-name="T47">let’s define the goals of the master thesis </text:span>as follow:</text:p>
      <text:p text:style-name="P29">Developing a method to localize an isolated part<text:span text:style-name="T42">, but in order to accomplish this, a suitable robot-camera calibration needed to be done in advance. So behind the scence a development of the robot-camera calibration is also presented here.</text:span></text:p>
      <text:p text:style-name="P41"/>
      <text:p text:style-name="P41"/>
      <text:p text:style-name="P47">Slide 0<text:span text:style-name="T17">4</text:span>:</text:p>
      <text:p text:style-name="P1"/>
      <text:p text:style-name="P2">We <text:span text:style-name="T44">can now talk about the robot-camera calibration</text:span></text:p>
      <text:p text:style-name="P30">The Robot-camera calibration <text:span text:style-name="T43">can be divided into two stages:</text:span></text:p>
      <text:list xml:id="list7407994421155627892" text:style-name="L1">
        <text:list-item>
          <text:p text:style-name="P32"><text:span text:style-name="T31">Internal camera parameters, <text:s/></text:span><text:span text:style-name="T32">like </text:span><text:span text:style-name="T31">focal distance, optical center and lens dist</text:span><text:span text:style-name="T32">ortion. </text:span></text:p>
        </text:list-item>
        <text:list-item>
          <text:p text:style-name="P32"><text:span text:style-name="T31">External camera parameters: </text:span><text:span text:style-name="T34">where </text:span><text:span text:style-name="T31">the pose of a camera </text:span><text:span text:style-name="T34">is estimated relative to </text:span><text:span text:style-name="T31">a refe</text:span><text:span text:style-name="T33">r</text:span><text:span text:style-name="T31">ence coordinate frame. It is commonly called eye-to-hand calibration.</text:span></text:p>
          <text:p text:style-name="P32"><text:soft-page-break/><text:span text:style-name="T31"/></text:p>
        </text:list-item>
      </text:list>
      <text:p text:style-name="P33"><text:span text:style-name="T31">N</text:span><text:span text:style-name="T30">ormally it is sufficient to execute an intrinsic camera </text:span><text:span text:style-name="T31">parameter </text:span><text:span text:style-name="T30">calibration only once </text:span><text:span text:style-name="T31">per sensor unless the lens or sensors itself will be </text:span><text:span text:style-name="T33">changed or </text:span><text:span text:style-name="T31">modified. </text:span><text:span text:style-name="T32">And r</text:span><text:span text:style-name="T31">ealiable calibration methods already exist.</text:span></text:p>
      <text:p text:style-name="P33"><text:span text:style-name="T31"/></text:p>
      <text:p text:style-name="P33"><text:span text:style-name="T31">Eye-to hand calibration, on the other hand, is more application specific and crucial for precise environment sensing by the robot.</text:span></text:p>
      <text:p text:style-name="P33"><text:span text:style-name="T31"/></text:p>
      <text:p text:style-name="P34"><text:span text:style-name="T31">O</text:span><text:span text:style-name="T29">ur proposed automatic calibration approach consist of a number of modules working together to achieve the pose of the camera relative to the robot-base frame. The whole calibration as we said already, can be devided into two main parts:</text:span></text:p>
      <text:p text:style-name="P34"><text:span text:style-name="T29"/></text:p>
      <text:p text:style-name="P34"><text:span text:style-name="T29">1) Sensor internal parameters calibration</text:span></text:p>
      <text:p text:style-name="P34"><text:span text:style-name="T31">2</text:span><text:span text:style-name="T29">) Eye-to-hand calibration</text:span></text:p>
      <text:p text:style-name="P34"><text:span text:style-name="T29"/></text:p>
      <text:p text:style-name="P34"><text:span text:style-name="T41">For the first part</text:span><text:span text:style-name="T29">, </text:span><text:span text:style-name="T35">what we did, was to compute the intrinsic parameters of the camera used with the tools such a</text:span><text:span text:style-name="T36">s OpenCV and industrial_calibration </text:span><text:span text:style-name="T29">ROS package</text:span><text:span text:style-name="T35"> avail</text:span><text:span text:style-name="T37">able in the open source community. T</text:span><text:span text:style-name="T38">hen </text:span><text:span text:style-name="T36">we select</text:span><text:span text:style-name="T29">ed</text:span><text:span text:style-name="T36"> the most accurate </text:span><text:span text:style-name="T35">parameters </text:span><text:span text:style-name="T37">by using the </text:span><text:span text:style-name="T39">reprojection error </text:span><text:span text:style-name="T37">as </text:span><text:span text:style-name="T40">t</text:span><text:span text:style-name="T36">he only </text:span><text:span text:style-name="T37">metric (</text:span><text:span text:style-name="T39">it should be less than 0.5 pixels, </text:span><text:span text:style-name="T35">according to the literature</text:span><text:span text:style-name="T39">) </text:span></text:p>
      <text:p text:style-name="P34"><text:span text:style-name="T39"/></text:p>
      <text:p text:style-name="P35"><text:span text:style-name="T20">As to the second part, w</text:span><text:span text:style-name="T24">e proceed</text:span><text:span text:style-name="T20">ed</text:span><text:span text:style-name="T24"> to estimate the pose of the camera </text:span><text:span text:style-name="T21">relative to a </text:span><text:span text:style-name="T28">target frame (</text:span><text:span text:style-name="T21">check</text:span><text:span text:style-name="T20">er</text:span><text:span text:style-name="T21">board</text:span><text:span text:style-name="T28">)</text:span><text:span text:style-name="T21">. </text:span><text:span text:style-name="T22">Th</text:span><text:span text:style-name="T27">e</text:span><text:span text:style-name="T25"> </text:span><text:span text:style-name="T22">task of estimating the pose of a calibrated camera given a set of n 3D points relative to a world and their corresponding 2D projections on the image plan</text:span><text:span text:style-name="T27">e</text:span><text:span text:style-name="T25"> </text:span><text:span text:style-name="T22"><text:s/>is a fundamental and well-understood topic in computer vision, and it is referred to as a Perspective-n-Point problem in most of the literature. OpenCV provides several methods to solve the Perspective-n-Point problem which </text:span><text:span text:style-name="T26">output the</text:span><text:span text:style-name="T22"> R (rotation) and t (translation).</text:span></text:p>
      <text:p text:style-name="P31"><text:s/></text:p>
      <text:p text:style-name="P37"><text:span text:style-name="T10">remarks: </text:span></text:p>
      <text:list xml:id="list1829506576489969726" text:style-name="L3">
        <text:list-item>
          <text:p text:style-name="P45"><text:span text:style-name="T7">e</text:span>ach message has a time-stamp to allow synchronization and ignoring out-of-date messages.</text:p>
        </text:list-item>
      </text:list>
      <text:list xml:id="list1278282579504064186" text:style-name="L2">
        <text:list-item>
          <text:p text:style-name="P46"><text:span text:style-name="T51">Compute extrinsic parameters given intrinsic parameters, a few 3D points, and their projections. </text:span><text:span text:style-name="T52">This is called in computer vision as PnP problem, the lgorithm is already implemente in the OpenCV library.</text:span></text:p>
        </text:list-item>
      </text:list>
      <text:p text:style-name="P25"/>
      <text:p text:style-name="P39"><text:span text:style-name="T15">Slide 0</text:span><text:span text:style-name="T16">5</text:span><text:span text:style-name="T15">:</text:span></text:p>
      <text:p text:style-name="P48"/>
      <text:p text:style-name="P49">The </text:p>
      <text:p text:style-name="P8">Setup of the robot camera calibration, <text:s/>since the method was implemented in ROS, we compute the pose of the camera relative to the robot base frame <text:span text:style-name="T49">by using the </text:span>tf package.</text:p>
      <text:p text:style-name="P9"/>
      <text:p text:style-name="P9"/>
      <text:p text:style-name="P9"/>
      <text:p text:style-name="P9"/>
      <text:p text:style-name="P38"><text:span text:style-name="T10">remarks: </text:span></text:p>
      <text:list xml:id="list171926294940712" text:continue-list="list1829506576489969726" text:style-name="L3">
        <text:list-item>
          <text:p text:style-name="P36"><text:span text:style-name="T10">e</text:span><text:span text:style-name="T9">ach message has a time-stamp to allow synchronization and ignoring out-of-date messages.</text:span></text:p>
        </text:list-item>
      </text:list>
      <text:list xml:id="list4786814614753871836" text:style-name="L4">
        <text:list-item>
          <text:p text:style-name="P44">Compute extrinsic parameters given intrinsic parameters, a few 3D points, and their projections. <text:span text:style-name="T7">This is called in computer vision as PnP problem, the lgorithm is already implemente in the OpenCV library.</text:span></text:p>
        </text:list-item>
      </text:list>
      <text:p text:style-name="P9"/>
      <text:p text:style-name="P5">Slide 0<text:span text:style-name="T45">6</text:span>:</text:p>
      <text:p text:style-name="P11"><text:soft-page-break/>In this slide I introduce the 3D object pose estimation pipeline, where two point clouds are required, one generated from the 3d CAD model and the other is generated from the sensory device. <text:s/><text:span text:style-name="T46">Both are fed to the preprocessing step, then a feature descriptor is computed for each point cloud. In this step a local feature descritors (it’s nothing else than a geometry information on the local surface) is used. (Global feature descriptor is available also but it is not suitable for textured object as it is our case), then the next step is to find correspondence between them. In this block a hypothesize-and-test approach is used,in order to come out with a coarse estimation </text:span></text:p>
      <text:p text:style-name="P11"/>
      <text:p text:style-name="P11">As we can see, <text:s/>the whole pipeline is composed of several blocks. Each one of them execute an import task for the subquence use</text:p>
      <text:p text:style-name="P11"/>
      <text:p text:style-name="P28"><text:span text:style-name="T50">S</text:span>lide 07:</text:p>
      <text:p text:style-name="P12">RANSAC selects randomly three points from the dataset and computes the parameters of the corresponding plane, after that it tries to make the plane bigger according to a given threshold</text:p>
      <text:p text:style-name="P12"/>
      <text:p text:style-name="P12"/>
      <text:p text:style-name="P10"/>
      <text:p text:style-name="P21"/>
      <text:p text:style-name="P6">Slide 09:</text:p>
      <text:p text:style-name="P22"/>
      <text:p text:style-name="P23">As to the validation test for the robot-camera calibration, two experiments were carried out.</text:p>
      <text:p text:style-name="P23">First one, moving the calibration plate parallel to the XY plane of the robot and second movement, we executed movement with tilting motion.</text:p>
      <text:p text:style-name="P23">Since it was hard to know the ground thruth of the camera relative to the robot-base frame</text:p>
      <text:p text:style-name="P26">For the purpose of testing, an industrial object is required as well as its CAD model. The latter is accomplished with the use of the FreeCAD software 3.5.3, then, a suitable scaling undergoes with the use of CloudCompare software 3.5.1, where a point cloud is generated. As to the validation of the method, a ground truth of the object needs to be known in advance. For such a requirement a checkerboard is used as described in Figure 6.1 and Figure 6.2. By placing</text:p>
      <text:p text:style-name="P26">the robot TCP at specific points (three points in total), the checkerboard can be localized and a new workobject is produced. The checkboard workspace is used to determine the ground-truth of the object pose which is compared with the 3D object pose estimation system described in Chapter 5. The system is evaluated by analyzing the translation and rotation errors.</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
      <text:p text:style-name="P23"/>
      <text:p text:style-name="P23"/>
      <text:p text:style-name="P24">nothing:</text:p>
      <text:p text:style-name="P20">We all here know that <text:s/>camera calibration is a well understood topic and tools to execute it are already availble. Most of them, when we performe an intrinsic calibraiton, the extrinsic calibration comes for free. So what we did in this part of the final project is to divide and conquer approach.</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1" style:display-name="Prezentace%20EN~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Gliederung_20_2" style:display-name="Prezentace%20EN~LT~Gliederung 2" style:family="paragraph" style:parent-style-name="Prezentace_25_20EN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zentace_25_20EN_7e_LT_7e_Gliederung_20_3" style:display-name="Prezentace%20EN~LT~Gliederung 3" style:family="paragraph" style:parent-style-name="Prezentace_25_20EN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zentace_25_20EN_7e_LT_7e_Gliederung_20_4" style:display-name="Prezentace%20EN~LT~Gliederung 4" style:family="paragraph" style:parent-style-name="Prezentace_25_20EN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5" style:display-name="Prezentace%20EN~LT~Gliederung 5" style:family="paragraph" style:parent-style-name="Prezentace_25_20EN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6" style:display-name="Prezentace%20EN~LT~Gliederung 6" style:family="paragraph" style:parent-style-name="Prezentace_25_20EN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7" style:display-name="Prezentace%20EN~LT~Gliederung 7" style:family="paragraph" style:parent-style-name="Prezentace_25_20EN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8" style:display-name="Prezentace%20EN~LT~Gliederung 8" style:family="paragraph" style:parent-style-name="Prezentace_25_20EN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Gliederung_20_9" style:display-name="Prezentace%20EN~LT~Gliederung 9" style:family="paragraph" style:parent-style-name="Prezentace_25_20EN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zentace_25_20EN_7e_LT_7e_Titel" style:display-name="Prezentace%20EN~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Untertitel" style:display-name="Prezentace%20EN~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Notizen" style:display-name="Prezentace%20EN~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_7e_LT_7e_Hintergrundobjekte" style:display-name="Prezentace%20EN~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zentace_25_20EN_7e_LT_7e_Hintergrund" style:display-name="Prezentace%20EN~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1" style:display-name="Prezentace%20EN1~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Gliederung_20_2" style:display-name="Prezentace%20EN1~LT~Gliederung 2" style:family="paragraph" style:parent-style-name="Prezentace_25_20EN1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1_7e_LT_7e_Gliederung_20_3" style:display-name="Prezentace%20EN1~LT~Gliederung 3" style:family="paragraph" style:parent-style-name="Prezentace_25_20EN1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1_7e_LT_7e_Gliederung_20_4" style:display-name="Prezentace%20EN1~LT~Gliederung 4" style:family="paragraph" style:parent-style-name="Prezentace_25_20EN1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5" style:display-name="Prezentace%20EN1~LT~Gliederung 5" style:family="paragraph" style:parent-style-name="Prezentace_25_20EN1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6" style:display-name="Prezentace%20EN1~LT~Gliederung 6" style:family="paragraph" style:parent-style-name="Prezentace_25_20EN1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7" style:display-name="Prezentace%20EN1~LT~Gliederung 7" style:family="paragraph" style:parent-style-name="Prezentace_25_20EN1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8" style:display-name="Prezentace%20EN1~LT~Gliederung 8" style:family="paragraph" style:parent-style-name="Prezentace_25_20EN1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Gliederung_20_9" style:display-name="Prezentace%20EN1~LT~Gliederung 9" style:family="paragraph" style:parent-style-name="Prezentace_25_20EN1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1_7e_LT_7e_Titel" style:display-name="Prezentace%20EN1~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Untertitel" style:display-name="Prezentace%20EN1~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Notizen" style:display-name="Prezentace%20EN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1_7e_LT_7e_Hintergrundobjekte" style:display-name="Prezentace%20EN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1_7e_LT_7e_Hintergrund" style:display-name="Prezentace%20EN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Gliederung_20_1" style:display-name="Prezentace%20EN2~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Gliederung_20_2" style:display-name="Prezentace%20EN2~LT~Gliederung 2" style:family="paragraph" style:parent-style-name="Prezentace_25_20EN2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2_7e_LT_7e_Gliederung_20_3" style:display-name="Prezentace%20EN2~LT~Gliederung 3" style:family="paragraph" style:parent-style-name="Prezentace_25_20EN2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2_7e_LT_7e_Gliederung_20_4" style:display-name="Prezentace%20EN2~LT~Gliederung 4" style:family="paragraph" style:parent-style-name="Prezentace_25_20EN2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5" style:display-name="Prezentace%20EN2~LT~Gliederung 5" style:family="paragraph" style:parent-style-name="Prezentace_25_20EN2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6" style:display-name="Prezentace%20EN2~LT~Gliederung 6" style:family="paragraph" style:parent-style-name="Prezentace_25_20EN2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7" style:display-name="Prezentace%20EN2~LT~Gliederung 7" style:family="paragraph" style:parent-style-name="Prezentace_25_20EN2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8" style:display-name="Prezentace%20EN2~LT~Gliederung 8" style:family="paragraph" style:parent-style-name="Prezentace_25_20EN2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Gliederung_20_9" style:display-name="Prezentace%20EN2~LT~Gliederung 9" style:family="paragraph" style:parent-style-name="Prezentace_25_20EN2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2_7e_LT_7e_Titel" style:display-name="Prezentace%20EN2~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Untertitel" style:display-name="Prezentace%20EN2~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Notizen" style:display-name="Prezentace%20EN2~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2_7e_LT_7e_Hintergrundobjekte" style:display-name="Prezentace%20EN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2_7e_LT_7e_Hintergrund" style:display-name="Prezentace%20EN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Gliederung_20_1" style:display-name="Prezentace%20EN3~LT~Gliederung 1" style:family="paragraph" style:default-outline-level="">
      <style:paragraph-properties fo:margin-left="0cm" fo:margin-right="0cm" fo:margin-top="0.353cm" fo:margin-bottom="0cm" loext:contextual-spacing="false" fo:line-height="90%" fo:text-align="start" style:justify-single-word="false" fo:orphans="2" fo:widows="2" fo:text-indent="0cm" style:auto-text-indent="false" style:writing-mode="lr-tb">
        <style:tab-stops>
          <style:tab-stop style:position="1.905cm"/>
          <style:tab-stop style:position="4.44cm"/>
          <style:tab-stop style:position="6.976cm"/>
          <style:tab-stop style:position="9.511cm"/>
          <style:tab-stop style:position="12.047cm"/>
          <style:tab-stop style:position="14.582cm"/>
          <style:tab-stop style:position="17.119cm"/>
          <style:tab-stop style:position="19.653cm"/>
          <style:tab-stop style:position="22.19cm"/>
          <style:tab-stop style:position="24.724cm"/>
          <style:tab-stop style:position="27.259cm"/>
          <style:tab-stop style:position="29.79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Gliederung_20_2" style:display-name="Prezentace%20EN3~LT~Gliederung 2" style:family="paragraph" style:parent-style-name="Prezentace_25_20EN3_7e_LT_7e_Gliederung_20_1"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5cm"/>
          <style:tab-stop style:position="3.17cm"/>
          <style:tab-stop style:position="5.706cm"/>
          <style:tab-stop style:position="8.241cm"/>
          <style:tab-stop style:position="10.777cm"/>
          <style:tab-stop style:position="13.312cm"/>
          <style:tab-stop style:position="15.849cm"/>
          <style:tab-stop style:position="18.383cm"/>
          <style:tab-stop style:position="20.92cm"/>
          <style:tab-stop style:position="23.454cm"/>
          <style:tab-stop style:position="25.989cm"/>
          <style:tab-stop style:position="28.52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rezentace_25_20EN3_7e_LT_7e_Gliederung_20_3" style:display-name="Prezentace%20EN3~LT~Gliederung 3" style:family="paragraph" style:parent-style-name="Prezentace_25_20EN3_7e_LT_7e_Gliederung_20_2"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9cm"/>
          <style:tab-stop style:position="4.436cm"/>
          <style:tab-stop style:position="6.971cm"/>
          <style:tab-stop style:position="9.507cm"/>
          <style:tab-stop style:position="12.042cm"/>
          <style:tab-stop style:position="14.579cm"/>
          <style:tab-stop style:position="17.113cm"/>
          <style:tab-stop style:position="19.65cm"/>
          <style:tab-stop style:position="22.184cm"/>
          <style:tab-stop style:position="24.719cm"/>
          <style:tab-stop style:position="27.25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rezentace_25_20EN3_7e_LT_7e_Gliederung_20_4" style:display-name="Prezentace%20EN3~LT~Gliederung 4" style:family="paragraph" style:parent-style-name="Prezentace_25_20EN3_7e_LT_7e_Gliederung_20_3"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0.63cm"/>
          <style:tab-stop style:position="3.166cm"/>
          <style:tab-stop style:position="5.701cm"/>
          <style:tab-stop style:position="8.237cm"/>
          <style:tab-stop style:position="10.772cm"/>
          <style:tab-stop style:position="13.309cm"/>
          <style:tab-stop style:position="15.843cm"/>
          <style:tab-stop style:position="18.38cm"/>
          <style:tab-stop style:position="20.914cm"/>
          <style:tab-stop style:position="23.449cm"/>
          <style:tab-stop style:position="25.98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5" style:display-name="Prezentace%20EN3~LT~Gliederung 5" style:family="paragraph" style:parent-style-name="Prezentace_25_20EN3_7e_LT_7e_Gliederung_20_4"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6" style:display-name="Prezentace%20EN3~LT~Gliederung 6" style:family="paragraph" style:parent-style-name="Prezentace_25_20EN3_7e_LT_7e_Gliederung_20_5"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7" style:display-name="Prezentace%20EN3~LT~Gliederung 7" style:family="paragraph" style:parent-style-name="Prezentace_25_20EN3_7e_LT_7e_Gliederung_20_6"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8" style:display-name="Prezentace%20EN3~LT~Gliederung 8" style:family="paragraph" style:parent-style-name="Prezentace_25_20EN3_7e_LT_7e_Gliederung_20_7"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Gliederung_20_9" style:display-name="Prezentace%20EN3~LT~Gliederung 9" style:family="paragraph" style:parent-style-name="Prezentace_25_20EN3_7e_LT_7e_Gliederung_20_8" style:default-outline-level="">
      <style:paragraph-properties fo:margin-left="0cm" fo:margin-right="0cm" fo:margin-top="0.176cm" fo:margin-bottom="0cm" loext:contextual-spacing="false" fo:line-height="90%" fo:text-align="start" style:justify-single-word="false" fo:text-indent="0cm" style:auto-text-indent="false" style:writing-mode="lr-tb">
        <style:tab-stops>
          <style:tab-stop style:position="1.896cm"/>
          <style:tab-stop style:position="4.431cm"/>
          <style:tab-stop style:position="6.967cm"/>
          <style:tab-stop style:position="9.502cm"/>
          <style:tab-stop style:position="12.039cm"/>
          <style:tab-stop style:position="14.573cm"/>
          <style:tab-stop style:position="17.11cm"/>
          <style:tab-stop style:position="19.644cm"/>
          <style:tab-stop style:position="22.179cm"/>
          <style:tab-stop style:position="24.716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Prezentace_25_20EN3_7e_LT_7e_Titel" style:display-name="Prezentace%20EN3~LT~Titel" style:family="paragraph" style:default-outline-level="">
      <style:paragraph-properties fo:margin-left="0cm" fo:margin-right="0cm" fo:margin-top="0cm" fo:margin-bottom="0cm" loext:contextual-spacing="false" fo:line-height="90%" fo:text-align="start"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Untertitel" style:display-name="Prezentace%20EN3~LT~Untertitel" style:family="paragraph" style:default-outline-level="">
      <style:paragraph-properties fo:margin-left="0cm" fo:margin-right="0cm" fo:margin-top="0.353cm" fo:margin-bottom="0cm" loext:contextual-spacing="false" fo:line-height="90%" fo:text-align="center" style:justify-single-word="false" fo:orphans="2" fo:widows="2" fo:text-indent="0cm" style:auto-text-indent="false" style:writing-mode="lr-tb">
        <style:tab-stops>
          <style:tab-stop style:position="0cm"/>
          <style:tab-stop style:position="2.535cm"/>
          <style:tab-stop style:position="5.071cm"/>
          <style:tab-stop style:position="7.606cm"/>
          <style:tab-stop style:position="10.142cm"/>
          <style:tab-stop style:position="12.677cm"/>
          <style:tab-stop style:position="15.214cm"/>
          <style:tab-stop style:position="17.748cm"/>
          <style:tab-stop style:position="20.285cm"/>
          <style:tab-stop style:position="22.819cm"/>
          <style:tab-stop style:position="25.354cm"/>
          <style:tab-stop style:position="27.891cm"/>
          <style:tab-stop style:position="30.427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Notizen" style:display-name="Prezentace%20EN3~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zentace_25_20EN3_7e_LT_7e_Hintergrundobjekte" style:display-name="Prezentace%20EN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zentace_25_20EN3_7e_LT_7e_Hintergrund" style:display-name="Prezentace%20EN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7T11:26:26.662940472</meta:creation-date>
    <dc:date>2019-06-11T17:19:25.158213000</dc:date>
    <meta:editing-duration>PT7H31M58S</meta:editing-duration>
    <meta:editing-cycles>67</meta:editing-cycles>
    <meta:generator>LibreOffice/5.1.6.2$Linux_X86_64 LibreOffice_project/10m0$Build-2</meta:generator>
    <meta:document-statistic meta:table-count="0" meta:image-count="0" meta:object-count="0" meta:page-count="4" meta:paragraph-count="49" meta:word-count="1256" meta:character-count="7506" meta:non-whitespace-character-count="6282"/>
  </office:meta>
</office:document-meta>
</file>